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Cormorant Garamond" svg:font-family="'Cormorant Garamond', serif"/>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P1" style:family="paragraph" style:parent-style-name="Title">
      <style:paragraph-properties fo:break-before="page"/>
      <style:text-properties officeooo:rsid="000c74cd" officeooo:paragraph-rsid="000c74cd"/>
    </style:style>
    <style:style style:name="P2" style:family="paragraph" style:parent-style-name="Text_20_body">
      <style:paragraph-properties fo:margin-left="0in" fo:margin-right="0in" fo:margin-top="0in" fo:margin-bottom="0in" style:contextual-spacing="false" fo:line-height="138%" fo:text-indent="0in" style:auto-text-indent="false" style:writing-mode="lr-tb"/>
      <style:text-properties fo:font-variant="normal" fo:text-transform="none" fo:color="#000000" loext:opacity="100%" style:text-line-through-style="none" style:text-line-through-type="none" style:font-name="Cormorant Garamond" fo:font-size="12pt" fo:font-style="normal" style:text-underline-style="none" fo:font-weight="normal" style:text-blinking="false" fo:background-color="transparent"/>
    </style:style>
    <style:style style:name="P3" style:family="paragraph" style:parent-style-name="Text_20_body">
      <style:paragraph-properties fo:margin-left="0.5in" fo:margin-right="0in" fo:margin-top="0in" fo:margin-bottom="0in" style:contextual-spacing="false" fo:line-height="138%" fo:text-indent="0in" style:auto-text-indent="false" style:writing-mode="lr-tb"/>
      <style:text-properties fo:font-variant="normal" fo:text-transform="none" fo:color="#000000" loext:opacity="100%" style:text-line-through-style="none" style:text-line-through-type="none" style:font-name="Cormorant Garamond" fo:font-size="12pt" fo:font-style="normal" style:text-underline-style="none" fo:font-weight="normal" style:text-blinking="false" fo:background-color="transparent"/>
    </style:style>
    <style:style style:name="P4" style:family="paragraph" style:parent-style-name="Text_20_body">
      <style:paragraph-properties fo:margin-left="0in" fo:margin-right="0in" fo:margin-top="0in" fo:margin-bottom="0in" style:contextual-spacing="false" fo:line-height="138%" fo:text-align="justify" style:justify-single-word="false" fo:text-indent="0in" style:auto-text-indent="false" style:writing-mode="lr-tb"/>
      <style:text-properties fo:font-variant="normal" fo:text-transform="none" fo:color="#000000" loext:opacity="100%" style:text-line-through-style="none" style:text-line-through-type="none" style:font-name="Cormorant Garamond" fo:font-size="12pt" fo:font-style="normal" style:text-underline-style="none" fo:font-weight="normal" style:text-blinking="false" fo:background-color="transparent"/>
    </style:style>
    <style:style style:name="P5" style:family="paragraph" style:parent-style-name="Text_20_body">
      <style:text-properties fo:font-variant="normal" fo:text-transform="none" fo:color="#000000" loext:opacity="100%" style:text-line-through-style="none" style:text-line-through-type="none" style:font-name="Cormorant Garamond" fo:font-size="12pt" fo:font-style="normal" style:text-underline-style="none" fo:font-weight="normal" officeooo:rsid="000c74cd" officeooo:paragraph-rsid="000c74cd" style:text-blinking="false" fo:background-color="transparent"/>
    </style:style>
    <style:style style:name="P6" style:family="paragraph" style:parent-style-name="Title">
      <style:paragraph-properties fo:break-before="page"/>
      <style:text-properties officeooo:rsid="0014c94d" officeooo:paragraph-rsid="0014c94d"/>
    </style:style>
    <style:style style:name="P7" style:family="paragraph" style:parent-style-name="Text_20_body">
      <style:text-properties officeooo:rsid="0014c94d" officeooo:paragraph-rsid="001612b4"/>
    </style:style>
    <style:style style:name="P8" style:family="paragraph" style:parent-style-name="Text_20_body">
      <style:text-properties officeooo:rsid="001612b4" officeooo:paragraph-rsid="001612b4"/>
    </style:style>
    <style:style style:name="P9" style:family="paragraph" style:parent-style-name="Text_20_body">
      <style:text-properties officeooo:paragraph-rsid="001612b4"/>
    </style:style>
    <style:style style:name="P10" style:family="paragraph" style:parent-style-name="Contents_20_1">
      <style:paragraph-properties>
        <style:tab-stops>
          <style:tab-stop style:position="6.9252in" style:type="right" style:leader-style="dotted" style:leader-text="."/>
        </style:tab-stops>
      </style:paragraph-properties>
    </style:style>
    <style:style style:name="P11" style:family="paragraph" style:parent-style-name="Contents_20_2">
      <style:paragraph-properties>
        <style:tab-stops>
          <style:tab-stop style:position="6.7283in" style:type="right" style:leader-style="dotted" style:leader-text="."/>
        </style:tab-stops>
      </style:paragraph-properties>
    </style:style>
    <style:style style:name="P12" style:family="paragraph" style:parent-style-name="Contents_20_4">
      <style:paragraph-properties>
        <style:tab-stops>
          <style:tab-stop style:position="6.3346in" style:type="right" style:leader-style="dotted" style:leader-text="."/>
        </style:tab-stops>
      </style:paragraph-properties>
    </style:style>
    <style:style style:name="P13" style:family="paragraph" style:parent-style-name="Heading_20_1">
      <style:paragraph-properties fo:text-align="center" style:justify-single-word="false"/>
      <style:text-properties officeooo:rsid="001612b4" officeooo:paragraph-rsid="001612b4"/>
    </style:style>
    <style:style style:name="P14" style:family="paragraph" style:parent-style-name="Heading_20_2">
      <style:paragraph-properties fo:text-align="center" style:justify-single-word="false" fo:break-before="page"/>
      <style:text-properties officeooo:rsid="001a930a" officeooo:paragraph-rsid="001a930a"/>
    </style:style>
    <style:style style:name="P15" style:family="paragraph" style:parent-style-name="Heading_20_2">
      <style:paragraph-properties fo:text-align="center" style:justify-single-word="false" fo:break-before="page"/>
      <style:text-properties officeooo:rsid="001f19c7" officeooo:paragraph-rsid="001f19c7"/>
    </style:style>
    <style:style style:name="P16" style:family="paragraph" style:parent-style-name="Heading_20_2">
      <style:paragraph-properties fo:text-align="center" style:justify-single-word="false" fo:break-before="page"/>
      <style:text-properties officeooo:rsid="0028bfdc" officeooo:paragraph-rsid="0028bfdc"/>
    </style:style>
    <style:style style:name="P17" style:family="paragraph" style:parent-style-name="Heading_20_4">
      <style:text-properties officeooo:rsid="001c74fb" officeooo:paragraph-rsid="001c74fb"/>
    </style:style>
    <style:style style:name="P18" style:family="paragraph" style:parent-style-name="Heading_20_4">
      <style:text-properties officeooo:rsid="001f19c7" officeooo:paragraph-rsid="001f19c7"/>
    </style:style>
    <style:style style:name="P19" style:family="paragraph" style:parent-style-name="Text_20_body" style:list-style-name="L1">
      <loext:graphic-properties draw:fill="none" draw:fill-color="#ffffff"/>
      <style:paragraph-properties fo:margin-left="0in" fo:margin-right="0in" fo:margin-top="0in" fo:margin-bottom="0in" style:contextual-spacing="false" fo:line-height="138%" fo:text-indent="0in" style:auto-text-indent="false" fo:background-color="transparent" fo:padding="0in" fo:border="none" style:writing-mode="lr-tb"/>
      <style:text-properties fo:font-variant="normal" fo:text-transform="none" fo:color="#000000" loext:opacity="100%" style:text-line-through-style="none" style:text-line-through-type="none" style:font-name="Cormorant Garamond" fo:font-size="12pt" fo:font-style="normal" style:text-underline-style="none" fo:font-weight="normal" style:text-blinking="false" fo:background-color="transparent"/>
    </style:style>
    <style:style style:name="P20" style:family="paragraph" style:parent-style-name="Text_20_body" style:list-style-name="L2">
      <style:text-properties officeooo:rsid="00170e2b" officeooo:paragraph-rsid="00170e2b"/>
    </style:style>
    <style:style style:name="P21" style:family="paragraph" style:parent-style-name="Text_20_body" style:list-style-name="L2">
      <style:text-properties fo:font-weight="normal" officeooo:rsid="001889d1" officeooo:paragraph-rsid="001889d1" style:font-weight-asian="normal" style:font-weight-complex="normal"/>
    </style:style>
    <style:style style:name="P22" style:family="paragraph" style:parent-style-name="Text_20_body">
      <style:paragraph-properties fo:text-align="start" style:justify-single-word="false"/>
      <style:text-properties officeooo:paragraph-rsid="00249471"/>
    </style:style>
    <style:style style:name="P23" style:family="paragraph" style:parent-style-name="Text_20_body">
      <style:paragraph-properties fo:text-align="start" style:justify-single-word="false"/>
      <style:text-properties officeooo:paragraph-rsid="0028bfdc"/>
    </style:style>
    <style:style style:name="P24" style:family="paragraph" style:parent-style-name="Text_20_body">
      <style:paragraph-properties fo:text-align="start" style:justify-single-word="false"/>
      <style:text-properties officeooo:rsid="001c74fb" officeooo:paragraph-rsid="001c74fb"/>
    </style:style>
    <style:style style:name="P25" style:family="paragraph" style:parent-style-name="Text_20_body">
      <style:paragraph-properties fo:text-align="center" style:justify-single-word="false"/>
      <style:text-properties officeooo:rsid="001c74fb" officeooo:paragraph-rsid="001c74fb"/>
    </style:style>
    <style:style style:name="P26" style:family="paragraph" style:parent-style-name="Text_20_body">
      <style:paragraph-properties fo:text-align="center" style:justify-single-word="false"/>
      <style:text-properties officeooo:rsid="000c74cd" officeooo:paragraph-rsid="000c74cd"/>
    </style:style>
    <style:style style:name="P27" style:family="paragraph" style:parent-style-name="Text_20_body" style:list-style-name="L3">
      <style:paragraph-properties fo:text-align="start" style:justify-single-word="false"/>
      <style:text-properties officeooo:rsid="001dcdd3" officeooo:paragraph-rsid="001dcdd3"/>
    </style:style>
    <style:style style:name="P28" style:family="paragraph" style:parent-style-name="Text_20_body" style:list-style-name="L3">
      <style:paragraph-properties fo:text-align="start" style:justify-single-word="false"/>
      <style:text-properties officeooo:rsid="001e47a4" officeooo:paragraph-rsid="001e47a4"/>
    </style:style>
    <style:style style:name="P29" style:family="paragraph" style:parent-style-name="Text_20_body">
      <style:paragraph-properties fo:text-align="start" style:justify-single-word="false"/>
      <style:text-properties officeooo:rsid="001e47a4" officeooo:paragraph-rsid="001e47a4"/>
    </style:style>
    <style:style style:name="P30" style:family="paragraph" style:parent-style-name="Text_20_body">
      <style:text-properties officeooo:rsid="001f19c7" officeooo:paragraph-rsid="001f19c7"/>
    </style:style>
    <style:style style:name="P31" style:family="paragraph" style:parent-style-name="Text_20_body">
      <style:paragraph-properties fo:break-before="page"/>
      <style:text-properties officeooo:rsid="00204c44" officeooo:paragraph-rsid="00204c44"/>
    </style:style>
    <style:style style:name="P32" style:family="paragraph" style:parent-style-name="Text_20_body" style:list-style-name="L3">
      <style:paragraph-properties fo:text-align="start" style:justify-single-word="false"/>
      <style:text-properties officeooo:rsid="0021fff3" officeooo:paragraph-rsid="0021fff3"/>
    </style:style>
    <style:style style:name="P33" style:family="paragraph" style:parent-style-name="Text_20_body">
      <style:paragraph-properties fo:text-align="start" style:justify-single-word="false"/>
      <style:text-properties officeooo:rsid="0021fff3" officeooo:paragraph-rsid="0021fff3"/>
    </style:style>
    <style:style style:name="P34" style:family="paragraph" style:parent-style-name="Text_20_body" style:list-style-name="L5">
      <style:text-properties officeooo:rsid="0021fff3" officeooo:paragraph-rsid="0021fff3"/>
    </style:style>
    <style:style style:name="P35" style:family="paragraph" style:parent-style-name="Text_20_body">
      <style:text-properties fo:font-weight="bold" officeooo:rsid="0021fff3" officeooo:paragraph-rsid="0021fff3" style:font-weight-asian="bold" style:font-weight-complex="bold"/>
    </style:style>
    <style:style style:name="P36" style:family="paragraph" style:parent-style-name="Text_20_body" style:list-style-name="L6">
      <style:text-properties fo:font-weight="bold" officeooo:rsid="0021fff3" officeooo:paragraph-rsid="0021fff3" style:font-weight-asian="bold" style:font-weight-complex="bold"/>
    </style:style>
    <style:style style:name="P37" style:family="paragraph" style:parent-style-name="Text_20_body">
      <style:paragraph-properties fo:text-align="start" style:justify-single-word="false"/>
      <style:text-properties officeooo:rsid="00238de8" officeooo:paragraph-rsid="00238de8"/>
    </style:style>
    <style:style style:name="P38" style:family="paragraph" style:parent-style-name="Text_20_body">
      <style:paragraph-properties fo:text-align="start" style:justify-single-word="false"/>
      <style:text-properties fo:font-size="10pt" officeooo:rsid="001e47a4" officeooo:paragraph-rsid="00238de8" style:font-size-asian="10pt" style:font-size-complex="10pt"/>
    </style:style>
    <style:style style:name="P39" style:family="paragraph" style:parent-style-name="Text_20_body">
      <style:paragraph-properties fo:text-align="start" style:justify-single-word="false"/>
      <style:text-properties officeooo:rsid="00249471" officeooo:paragraph-rsid="00249471"/>
    </style:style>
    <style:style style:name="P40" style:family="paragraph" style:parent-style-name="Text_20_body" style:list-style-name="L7">
      <style:paragraph-properties fo:text-align="start" style:justify-single-word="false"/>
      <style:text-properties officeooo:rsid="0025c239" officeooo:paragraph-rsid="0025c239"/>
    </style:style>
    <style:style style:name="P41" style:family="paragraph" style:parent-style-name="Text_20_body">
      <style:paragraph-properties fo:text-align="start" style:justify-single-word="false"/>
      <style:text-properties officeooo:rsid="0026d31b" officeooo:paragraph-rsid="0026d31b"/>
    </style:style>
    <style:style style:name="P42" style:family="paragraph" style:parent-style-name="Text_20_body" style:list-style-name="L8">
      <style:paragraph-properties fo:text-align="start" style:justify-single-word="false"/>
      <style:text-properties officeooo:rsid="0026d31b" officeooo:paragraph-rsid="0026d31b"/>
    </style:style>
    <style:style style:name="P43" style:family="paragraph" style:parent-style-name="Text_20_body" style:list-style-name="L8">
      <style:paragraph-properties fo:text-align="start" style:justify-single-word="false"/>
      <style:text-properties officeooo:rsid="0026d31b" officeooo:paragraph-rsid="0027c3bf"/>
    </style:style>
    <style:style style:name="P44" style:family="paragraph" style:parent-style-name="Text_20_body">
      <style:paragraph-properties fo:text-align="start" style:justify-single-word="false"/>
      <style:text-properties officeooo:rsid="0028bfdc" officeooo:paragraph-rsid="0028bfdc"/>
    </style:style>
    <style:style style:name="P45" style:family="paragraph" style:parent-style-name="Text_20_body" style:list-style-name="L10">
      <style:paragraph-properties fo:text-align="start" style:justify-single-word="false"/>
      <style:text-properties officeooo:rsid="0028bfdc" officeooo:paragraph-rsid="0028bfdc"/>
    </style:style>
    <style:style style:name="P46" style:family="paragraph" style:parent-style-name="Text_20_body" style:list-style-name="L11">
      <style:paragraph-properties fo:text-align="start" style:justify-single-word="false"/>
      <style:text-properties officeooo:rsid="0028bfdc" officeooo:paragraph-rsid="0028bfdc"/>
    </style:style>
    <style:style style:name="T1" style:family="text">
      <style:text-properties officeooo:rsid="000c74cd"/>
    </style:style>
    <style:style style:name="T2" style:family="text">
      <style:text-properties officeooo:rsid="000d969c"/>
    </style:style>
    <style:style style:name="T3" style:family="text">
      <style:text-properties officeooo:rsid="0014c94d"/>
    </style:style>
    <style:style style:name="T4" style:family="text">
      <style:text-properties officeooo:rsid="0014da66"/>
    </style:style>
    <style:style style:name="T5" style:family="text">
      <style:text-properties officeooo:rsid="0015a4c0"/>
    </style:style>
    <style:style style:name="T6" style:family="text">
      <style:text-properties officeooo:rsid="001612b4"/>
    </style:style>
    <style:style style:name="T7" style:family="text">
      <style:text-properties officeooo:rsid="00170e2b"/>
    </style:style>
    <style:style style:name="T8" style:family="text">
      <style:text-properties fo:font-weight="bold" style:font-weight-asian="bold" style:font-weight-complex="bold"/>
    </style:style>
    <style:style style:name="T9" style:family="text">
      <style:text-properties fo:font-weight="bold" officeooo:rsid="001dcdd3" style:font-weight-asian="bold" style:font-weight-complex="bold"/>
    </style:style>
    <style:style style:name="T10" style:family="text">
      <style:text-properties fo:font-weight="bold" officeooo:rsid="0028bfdc" style:font-weight-asian="bold" style:font-weight-complex="bold"/>
    </style:style>
    <style:style style:name="T11" style:family="text">
      <style:text-properties officeooo:rsid="001889d1"/>
    </style:style>
    <style:style style:name="T12" style:family="text">
      <style:text-properties officeooo:rsid="0018d3d0"/>
    </style:style>
    <style:style style:name="T13" style:family="text">
      <style:text-properties officeooo:rsid="001dcdd3"/>
    </style:style>
    <style:style style:name="T14" style:family="text">
      <style:text-properties fo:font-weight="normal" style:font-weight-asian="normal" style:font-weight-complex="normal"/>
    </style:style>
    <style:style style:name="T15" style:family="text">
      <style:text-properties fo:font-weight="normal" officeooo:rsid="001dcdd3" style:font-weight-asian="normal" style:font-weight-complex="normal"/>
    </style:style>
    <style:style style:name="T16" style:family="text">
      <style:text-properties fo:font-weight="normal" officeooo:rsid="001e47a4" style:font-weight-asian="normal" style:font-weight-complex="normal"/>
    </style:style>
    <style:style style:name="T17" style:family="text">
      <style:text-properties fo:font-weight="normal" officeooo:rsid="001f19c7" style:font-weight-asian="normal" style:font-weight-complex="normal"/>
    </style:style>
    <style:style style:name="T18" style:family="text">
      <style:text-properties fo:font-weight="normal" officeooo:rsid="00204c44" style:font-weight-asian="normal" style:font-weight-complex="normal"/>
    </style:style>
    <style:style style:name="T19" style:family="text">
      <style:text-properties fo:font-weight="normal" officeooo:rsid="0021fff3" style:font-weight-asian="normal" style:font-weight-complex="normal"/>
    </style:style>
    <style:style style:name="T20" style:family="text">
      <style:text-properties fo:font-weight="normal" officeooo:rsid="00220091" style:font-weight-asian="normal" style:font-weight-complex="normal"/>
    </style:style>
    <style:style style:name="T21" style:family="text">
      <style:text-properties fo:font-weight="normal" officeooo:rsid="00238de8" style:font-weight-asian="normal" style:font-weight-complex="normal"/>
    </style:style>
    <style:style style:name="T22" style:family="text">
      <style:text-properties fo:font-style="italic" fo:font-weight="normal" officeooo:rsid="001e47a4" style:font-style-asian="italic" style:font-weight-asian="normal" style:font-style-complex="italic" style:font-weight-complex="normal"/>
    </style:style>
    <style:style style:name="T23" style:family="text">
      <style:text-properties fo:font-style="italic" fo:font-weight="bold" officeooo:rsid="0028bfdc" style:font-style-asian="italic" style:font-weight-asian="bold" style:font-style-complex="italic" style:font-weight-complex="bold"/>
    </style:style>
    <style:style style:name="T24" style:family="text">
      <style:text-properties fo:font-style="italic" style:text-underline-style="solid" style:text-underline-width="auto" style:text-underline-color="font-color" fo:font-weight="bold" officeooo:rsid="0028bfdc" style:font-style-asian="italic" style:font-weight-asian="bold" style:font-style-complex="italic" style:font-weight-complex="bold"/>
    </style:style>
    <style:style style:name="T25" style:family="text">
      <style:text-properties officeooo:rsid="00204c44"/>
    </style:style>
    <style:style style:name="T26" style:family="text">
      <style:text-properties officeooo:rsid="00220091"/>
    </style:style>
    <style:style style:name="T27" style:family="text">
      <style:text-properties officeooo:rsid="00249471"/>
    </style:style>
    <style:style style:name="T28" style:family="text">
      <style:text-properties officeooo:rsid="0025c239"/>
    </style:style>
    <style:style style:name="T29" style:family="text">
      <style:text-properties officeooo:rsid="0026d31b"/>
    </style:style>
    <style:style style:name="T30" style:family="text">
      <style:text-properties officeooo:rsid="0028bfdc"/>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ASO<text:span text:style-name="T6">YU</text:span></text:p>
      <text:p text:style-name="P26"><text:span text:style-name="T3">or A</text:span><text:span text:style-name="T6">sorath</text:span><text:span text:style-name="T3">, </text:span>Short for “AS Of Yet Untitled”</text:p>
      <text:p text:style-name="P25">By Roxxanne Ward &amp; Co</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10"><text:a xlink:type="simple" xlink:href="#__RefHeading___Toc166_3836252921" text:style-name="Index_20_Link" text:visited-style-name="Index_20_Link">Basic Mechanics<text:tab/>3</text:a></text:p>
          <text:p text:style-name="P11"><text:a xlink:type="simple" xlink:href="#__RefHeading___Toc168_3836252921" text:style-name="Index_20_Link" text:visited-style-name="Index_20_Link">Attribute Checks<text:tab/>4</text:a></text:p>
          <text:p text:style-name="P12"><text:a xlink:type="simple" xlink:href="#__RefHeading___Toc170_3836252921" text:style-name="Index_20_Link" text:visited-style-name="Index_20_Link">For Players<text:tab/>4</text:a></text:p>
          <text:p text:style-name="P12"><text:a xlink:type="simple" xlink:href="#__RefHeading___Toc172_3836252921" text:style-name="Index_20_Link" text:visited-style-name="Index_20_Link">For DMs<text:tab/>4</text:a></text:p>
          <text:p text:style-name="P11"><text:a xlink:type="simple" xlink:href="#__RefHeading___Toc174_3836252921" text:style-name="Index_20_Link" text:visited-style-name="Index_20_Link">Skills and Skill Checks<text:tab/>6</text:a></text:p>
          <text:p text:style-name="P11"><text:a xlink:type="simple" xlink:href="#__RefHeading___Toc176_3836252921" text:style-name="Index_20_Link" text:visited-style-name="Index_20_Link">Adrenaline<text:tab/>7</text:a></text:p>
        </text:index-body>
      </text:table-of-content>
      <text:p text:style-name="P25"/>
      <text:p text:style-name="P1">SUMMARY</text:p>
      <text:p text:style-name="P5">ASOYU is a work-in-progress Tabletop Roleplaying Game inspired by the likes of Dungeons and Dragons/Pathfinder and Wogwo’s Run, Stab, Kill, Kill.</text:p>
      <text:p text:style-name="P4">This game was designed by Roxxanne Ward, <text:span text:style-name="T2">Me</text:span>. I have not played much DND, and I have not at all played Pathfinder, but I get the mechanics. I did not find the DND system extraordinarily fun in my little time playing it majorly because of how much unnecessary math there is to do for not a lot of actual gameplay, as such I have a handful of priorities when designing this game:</text:p>
      <text:list text:style-name="L1">
        <text:list-item>
          <text:p text:style-name="P19">Minimizing time doing math<text:line-break/>This means simpler calculations, less kinds of dice unless necessary and reusable equations. (if you add any more math to DND, it just starts becoming HYBRID.)</text:p>
        </text:list-item>
        <text:list-item>
          <text:p text:style-name="P19">More in-depth systems<text:line-break/>As far as I understand it, DND’s magic system is just fancy actions with mana. I prefer to have a system which is theoretically uncapped and integrates well into lore. Additionally, I enjoy RSKK’s status effect system in which most status effects have a nominally neutral effect, such as the Cancer status effect where you roll 1D6 for every turn and either destroy the organ if you roll a one, or gain one pre-cancered skin organ if you roll a six.</text:p>
        </text:list-item>
        <text:list-item>
          <text:p text:style-name="P19">Open campaign design<text:line-break/>In my opinion, one of the coolest parts about DND/Pathfinder is that you can just write your own campaigns, create your own mechanics for those campaigns, Homebrew.</text:p>
        </text:list-item>
        <text:list-item>
          <text:p text:style-name="P19">Class freedom </text:p>
        </text:list-item>
      </text:list>
      <text:p text:style-name="P3">As of yet in development, I have not yet figured out the class system, however it would be preferable if classes primarily grant initial bonuses instead of primarily granting through-campaign bonuses so that as the tone of the campaign and needs of the player change, they are not locked in to two super-attributes they are proficient in, but that they can branch out from their initial specialization if it seems necessary.</text:p>
      <text:p text:style-name="P2">Being a first-time TTRPG designer, I admit this is very ambitious, but thats why this is a prototype!<text:line-break/>Lore-wise, while I haven’t entirely figured out the lore of ASOYU, I have an idea of it. <text:span text:style-name="T26">(ill get back to this later in a lore-focused section)</text:span></text:p>
      <text:p text:style-name="P2">And also, at the end of this document, there <text:span text:style-name="T1">may </text:span>be a Google Forms link asking for opinions on specific mechanics, particularly those listed with two separate mechanisms.</text:p>
      <text:p text:style-name="P6">ASOYU</text:p>
      <text:p text:style-name="P7">Welcome to ASOYU/Asorath/Asowrath/Aso! <text:span text:style-name="T4">This is an in-depth </text:span><text:span text:style-name="T6">WIP</text:span><text:span text:style-name="T4"> TTRPG </text:span><text:span text:style-name="T7">loosely </text:span><text:span text:style-name="T5">based on DND to an extent </text:span><text:span text:style-name="T6">which does a lot of unique things in the pursuit of making a TTRPG which doesn’t make the sacrifice of being mechanically shallow while prioritizing time actually doing fun things like throwing dice or strategizing instead of doing math.<text:line-break/></text:span><text:span text:style-name="T7">In this game, every player excluding the so-called Dungeon Master creates a Character, of which through they are granted the ability to interact with the world of Asorath. Character creation will be on a page following this one.</text:span></text:p>
      <text:p text:style-name="P7"/>
      <text:h text:style-name="P13" text:outline-level="1"><text:bookmark-start text:name="__RefHeading___Toc166_3836252921"/>Basic Mechanics<text:bookmark-end text:name="__RefHeading___Toc166_3836252921"/></text:h>
      <text:p text:style-name="P9"/>
      <text:p text:style-name="P8">ASOYU is a very varying game by its own nature of being largely story &amp; player driven, but most campaigns follow a basic gameplay loop:</text:p>
      <text:p text:style-name="P8"/>
      <text:list text:style-name="L2">
        <text:list-item>
          <text:p text:style-name="P20"><text:span text:style-name="T8">The Dungeon Master describes the environment in detail.</text:span><text:line-break/>A chest on the far wall, a door with a keyhole on the nearest, perhaps a goblin guarding the aforementioned chest and maybe even esoteric symbols covering the walls. Maybe you’re in a bustling city, maybe you’re in a small town well past its golden age. Maybe you’re in a bog or a dense forest. Whatever it is, there’s always something to do!<text:line-break/>The DM will in some cases provide a map of the location, but otherwise will describe how many doors lead out of a room or who is in that room, giving the players an ample amount of detail so that they may figure out what they want to do.</text:p>
        </text:list-item>
        <text:list-item>
          <text:p text:style-name="P20"><text:span text:style-name="T8">The players then describe what they would like to do.</text:span><text:line-break/>See a goblin? Lets fight it!<text:line-break/>Maybe a stealth-oriented character who has invested into their lockpicking skill will see a particularly interesting-looking locked door and <text:span text:style-name="T11">the DM will tell them to </text:span><text:span text:style-name="T12">skill-roll lockpicking</text:span><text:span text:style-name="T11">, they end up succeeding the roll with a nat 20, and unfortunately there were not many riches behind the door, but in fact a hooded creature with no face, Uttril the Voracious, an evil spirit given necronic form.</text:span></text:p>
        </text:list-item>
        <text:list-item>
          <text:p text:style-name="P21"><text:span text:style-name="T8">The DM then describes the results of the players’ actions.</text:span><text:line-break/>The players successfully fend off the evil soul and banish it to Voulvundan. As a result, several members of the party gain XP, and they find gold on the torn cloth the apparition had donned, <text:span text:style-name="T12">only taking minor injuries which will heal passively. Overall, a victory!</text:span></text:p>
        </text:list-item>
      </text:list>
      <text:h text:style-name="P14" text:outline-level="2"><text:bookmark-start text:name="__RefHeading___Toc168_3836252921"/>Attribute <text:span text:style-name="T13">Checks</text:span><text:bookmark-end text:name="__RefHeading___Toc168_3836252921"/></text:h>
      <text:h text:style-name="P17" text:outline-level="4"><text:bookmark-start text:name="__RefHeading___Toc170_3836252921"/>For Players<text:bookmark-end text:name="__RefHeading___Toc170_3836252921"/></text:h>
      <text:p text:style-name="P24">In battles, conversations and any other <text:span text:style-name="T13">interaction, you will often be asked to complete an </text:span><text:span text:style-name="T9">Attribute Check/Roll</text:span><text:span text:style-name="T15">, this is a simple dice roll to check how proficient you are in certain abilities, such as strength.<text:line-break/>Asoyu has t</text:span><text:span text:style-name="T16">hree</text:span><text:span text:style-name="T15"> kinds of Attribute Check, using Strength as an example:</text:span></text:p>
      <text:list text:style-name="L3">
        <text:list-item>
          <text:p text:style-name="P27"><text:span text:style-name="T14">Regular </text:span><text:span text:style-name="T16">(1D20 + Attribute + AdrD</text:span><text:span text:style-name="T19">4</text:span><text:span text:style-name="T16">chart)</text:span><text:span text:style-name="T14"><text:line-break/>Roll 1D20, adding your Strength number, then rolling 1D</text:span><text:span text:style-name="T19">4 </text:span><text:span text:style-name="T14">for every level of Adrenaline you currently have, and adding according to this chart:</text:span></text:p>
          <text:list>
            <text:list-item>
              <text:p text:style-name="P27"><text:span text:style-name="T14">1 – </text:span><text:span text:style-name="T22">do nothing</text:span></text:p>
            </text:list-item>
            <text:list-item>
              <text:p text:style-name="P27"><text:span text:style-name="T14">2 – +1</text:span></text:p>
            </text:list-item>
            <text:list-item>
              <text:p text:style-name="P28"><text:span text:style-name="T14">3 ­</text:span><text:span text:style-name="T15">– </text:span><text:span text:style-name="T14">+2</text:span></text:p>
            </text:list-item>
            <text:list-item>
              <text:p text:style-name="P32"><text:span text:style-name="T14">4 ­</text:span><text:span text:style-name="T16">­</text:span><text:span text:style-name="T15">– </text:span><text:span text:style-name="T14">+3</text:span></text:p>
            </text:list-item>
          </text:list>
        </text:list-item>
        <text:list-item>
          <text:p text:style-name="P28"><text:span text:style-name="T14">Combined (2D10 + Superattribute)</text:span></text:p>
          <text:p text:style-name="P28"><text:span text:style-name="T14">Alternatively, you can roll 2D10 and add both attributes under Prowess</text:span><text:span text:style-name="T14"><text:note text:id="ftn0" text:note-class="footnote"><text:note-citation>1</text:note-citation><text:note-body><text:p text:style-name="P38"><text:span text:style-name="T20"><text:s/>- a Superattribute, discussed in Character Creation, </text:span><text:span text:style-name="T21">but for quick definition, there are 8 attributes and 4 Superattributes of which two Attributes fall under per.</text:span></text:p></text:note-body></text:note></text:span><text:span text:style-name="T14">, Strength and Endurance, but lose the Adrenaline bonus. You may use a Combined roll any time unless the DM says it is not available for whatever lore reason.</text:span></text:p>
        </text:list-item>
        <text:list-item>
          <text:p text:style-name="P28"><text:span text:style-name="T14">Additive (xD1</text:span><text:span text:style-name="T18">0</text:span><text:span text:style-name="T14"> + (Attributes = x) ) <text:s/></text:span><text:span text:style-name="T20">(Event Only)</text:span></text:p>
          <text:p text:style-name="P28"><text:span text:style-name="T14">Sometimes, a DM, mechanic or campaign script element may require an “additive” roll, rolling for more than one attribute at a time. These are rarer </text:span><text:span text:style-name="T20">and players cannot willingly choose or deny them</text:span><text:span text:style-name="T14">, but it is important to know how they work.</text:span></text:p>
          <text:list>
            <text:list-item>
              <text:p text:style-name="P28"><text:span text:style-name="T14">When given an Additive roll, you roll 1D1</text:span><text:span text:style-name="T18">0</text:span><text:span text:style-name="T14"> for every attribute in question, and then add the collective dice roll to the attribute levels.</text:span></text:p>
            </text:list-item>
          </text:list>
        </text:list-item>
      </text:list>
      <text:p text:style-name="P29"><text:span text:style-name="T14">This system (particularly the Regular/Combined split) is to allow for more player agency and strategy within simple attribute checks. A way to see it is the Regular check style is using only one skill to solve a problem, </text:span><text:span text:style-name="T17">like brute forcing, while a Combined check is using innovation to devise a solution which may or may not work better.</text:span></text:p>
      <text:p text:style-name="P33"><text:span text:style-name="T17">A</text:span><text:span text:style-name="T14">lso, some skills may add bonuses to rolls, more on that in the Skills section.</text:span></text:p>
      <text:h text:style-name="P18" text:outline-level="4"><text:bookmark-start text:name="__RefHeading___Toc172_3836252921"/>For DMs<text:bookmark-end text:name="__RefHeading___Toc172_3836252921"/></text:h>
      <text:p text:style-name="P30">While Additive rolls are an intentional mechanic, they should be used sparingly and be less common until you get to the mid-late game. <text:span text:style-name="T25">Additionally, they operate on a different scale from Regular rolls.<text:line-break/>The Regular/Combined and Additive scales will be shown on the next page</text:span></text:p>
      <text:p text:style-name="P31">Regular/Combined </text:p>
      <text:list text:style-name="L5">
        <text:list-item>
          <text:p text:style-name="P34">5-10 – Easy</text:p>
        </text:list-item>
        <text:list-item>
          <text:p text:style-name="P34">10-20 – Intermediate</text:p>
        </text:list-item>
        <text:list-item>
          <text:p text:style-name="P34">20-30 – Hard</text:p>
        </text:list-item>
        <text:list-item>
          <text:p text:style-name="P34">30-40 – Very Hard</text:p>
        </text:list-item>
        <text:list-item>
          <text:p text:style-name="P34">40-50 – Hadic</text:p>
        </text:list-item>
        <text:list-item>
          <text:p text:style-name="P34">50+ - <text:span text:style-name="T26">Godlike</text:span></text:p>
        </text:list-item>
      </text:list>
      <text:p text:style-name="P35">Note for DMs, <text:span text:style-name="T16">­</text:span><text:span text:style-name="T14">Optimally, Attribute Checks shouldn’t exceed 55 except in </text:span><text:span text:style-name="T20">extraordinarily</text:span><text:span text:style-name="T14"> rare scenarios, as this is the maximum possible roll with a Regular roll excluding circumstances with roll-bonus skills </text:span><text:span text:style-name="T20">due to the maximum level of Max Adrenaline being 5 and the only way to exceed the Max Adrenaline cap being by electrocution</text:span><text:span text:style-name="T14">.</text:span></text:p>
      <text:p text:style-name="P35"><text:span text:style-name="T14"/></text:p>
      <text:p text:style-name="P35"><text:span text:style-name="T14">Additive (2 Attribute)</text:span></text:p>
      <text:list text:style-name="L6">
        <text:list-item>
          <text:p text:style-name="P36"><text:span text:style-name="T14">Easy – 5-20</text:span></text:p>
        </text:list-item>
        <text:list-item>
          <text:p text:style-name="P36"><text:span text:style-name="T14">Medium – 20-40</text:span></text:p>
        </text:list-item>
        <text:list-item>
          <text:p text:style-name="P36"><text:span text:style-name="T14">Hard – 40-60</text:span></text:p>
        </text:list-item>
      </text:list>
      <text:p text:style-name="P35">Note For DMs,<text:span text:style-name="T14"> For every Attribute added beyond two, the top-end increases by thirty, and the minimum increases by one. So for example, a 6 Attribute roll has a minimum of 6 and maximum of 180.</text:span></text:p>
      <text:p text:style-name="P35"><text:span text:style-name="T14"/></text:p>
      <text:h text:style-name="P15" text:outline-level="2"><text:bookmark-start text:name="__RefHeading___Toc174_3836252921"/>Skills and Skill Checks<text:bookmark-end text:name="__RefHeading___Toc174_3836252921"/></text:h>
      <text:p text:style-name="P37">Skills <text:span text:style-name="T27">in ASOYU </text:span>are <text:span text:style-name="T27">somewhat</text:span> different from their implementation in DND/Pathfinder, <text:span text:style-name="T27">in most cases unlike being a straight addition to a roll, they act as specific abilities, things you can do.</text:span></text:p>
      <text:p text:style-name="P39">Every <text:span text:style-name="T28">Super</text:span>attribute has <text:span text:style-name="T28">3</text:span> skills which all either give you the ability to do something, or give bonuses to other rolls (like adrenaline rolls). All skills are either binary or have levels, and are “paid” for using their respective Superattribute’s total as a capacity. <text:span text:style-name="T28">All skills start at zero and can be reallocated by one per level up. </text:span><text:span text:style-name="T29">Binary skills use two points.<text:line-break/></text:span><text:span text:style-name="T24">This section is TBD, I’m moving on to Adrenaline for now.</text:span></text:p>
      <text:p text:style-name="P22"><text:span text:style-name="T27">Below is a list of skills.</text:span></text:p>
      <text:p text:style-name="P22"/>
      <text:p text:style-name="P39">Prowess <text:span text:style-name="T29">(Strength and Endurance)</text:span></text:p>
      <text:list text:style-name="L7">
        <text:list-item>
          <text:p text:style-name="P40">Heavy Armor – Grants the ability to wear Heavy Armor – Binary </text:p>
        </text:list-item>
        <text:list-item>
          <text:p text:style-name="P40">Heavy Weapons – Grants the ability to use Heavy Weapons – Binary </text:p>
        </text:list-item>
        <text:list-item>
          <text:p text:style-name="P40">Instinct – Roll a dice any time you do an action using Adrenaline, according to the following chart, add to every adrenaline roll. – Leveled (max 3, use D3 for 1, D4 for 2 and D6 for 3)</text:p>
          <text:list>
            <text:list-item>
              <text:p text:style-name="P40">2-3 | +1</text:p>
            </text:list-item>
            <text:list-item>
              <text:p text:style-name="P40">4-5 | +2</text:p>
            </text:list-item>
            <text:list-item>
              <text:p text:style-name="P40">6 | +3</text:p>
            </text:list-item>
          </text:list>
        </text:list-item>
      </text:list>
      <text:p text:style-name="P41">Agility (Stealth and Dexterity)</text:p>
      <text:list text:style-name="L8">
        <text:list-item>
          <text:p text:style-name="P43">Acrobatics – </text:p>
        </text:list-item>
        <text:list-item>
          <text:p text:style-name="P42">Lockpicking – </text:p>
        </text:list-item>
        <text:list-item>
          <text:p text:style-name="P42">Grip – </text:p>
        </text:list-item>
      </text:list>
      <text:p text:style-name="P44">Intellect (Innovation and Wisdom)</text:p>
      <text:list text:style-name="L10">
        <text:list-item>
          <text:p text:style-name="P45">a</text:p>
        </text:list-item>
        <text:list-item>
          <text:p text:style-name="P45">b</text:p>
        </text:list-item>
        <text:list-item>
          <text:p text:style-name="P45">c</text:p>
        </text:list-item>
      </text:list>
      <text:p text:style-name="P44">Social (Persuasion and Deception</text:p>
      <text:list text:style-name="L11">
        <text:list-item>
          <text:p text:style-name="P46">a</text:p>
        </text:list-item>
        <text:list-item>
          <text:p text:style-name="P46">b</text:p>
        </text:list-item>
        <text:list-item>
          <text:p text:style-name="P46">c</text:p>
        </text:list-item>
      </text:list>
      <text:h text:style-name="P16" text:outline-level="2"><text:bookmark-start text:name="__RefHeading___Toc176_3836252921"/>Adrenaline and Max Adrenaline<text:bookmark-end text:name="__RefHeading___Toc176_3836252921"/></text:h>
      <text:p text:style-name="P23"/>
      <text:p text:style-name="P4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Cormorant Garamond" svg:font-family="'Cormorant Garamond', serif"/>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Times New Roman" fo:font-size="12pt" fo:language="en" fo:country="US"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1" fo:font-family="Arial"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0in" fo:margin-top="0in" fo:margin-bottom="0in" style:contextual-spacing="false" fo:line-height="138%" fo:text-indent="0in" style:auto-text-indent="false" style:writing-mode="lr-tb"/>
      <style:text-properties officeooo:rsid="000c74cd"/>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style>
    <style:style style:name="Contents_20_4" style:display-name="Contents 4" style:family="paragraph" style:parent-style-name="Index" style:class="index">
      <style:paragraph-properties fo:margin-left="0.5902in" fo:text-indent="0in" style:auto-text-indent="false">
        <style:tab-stops>
          <style:tab-stop style:position="6.3346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6-04-11T16:51:18.576000000</meta:creation-date>
    <meta:generator>LibreOffice/24.2.5.2$Windows_X86_64 LibreOffice_project/bffef4ea93e59bebbeaf7f431bb02b1a39ee8a59</meta:generator>
    <dc:date>2026-04-14T04:49:05.925000000</dc:date>
    <meta:editing-duration>PT18H45M29S</meta:editing-duration>
    <meta:editing-cycles>10</meta:editing-cycles>
    <meta:document-statistic meta:table-count="0" meta:image-count="0" meta:object-count="0" meta:page-count="7" meta:paragraph-count="82" meta:word-count="1518" meta:character-count="8576" meta:non-whitespace-character-count="7155"/>
  </office:meta>
</office:document-meta>
</file>